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18.06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13.21pt"/>
    </style:style>
    <style:style style:name="co7" style:family="table-column">
      <style:table-column-properties fo:break-before="auto" style:column-width="74.3pt"/>
    </style:style>
    <style:style style:name="co8" style:family="table-column">
      <style:table-column-properties fo:break-before="auto" style:column-width="79.14pt"/>
    </style:style>
    <style:style style:name="co9" style:family="table-column">
      <style:table-column-properties fo:break-before="auto" style:column-width="77.1pt"/>
    </style:style>
    <style:style style:name="co10" style:family="table-column">
      <style:table-column-properties fo:break-before="auto" style:column-width="20.86pt"/>
    </style:style>
    <style:style style:name="co11" style:family="table-column">
      <style:table-column-properties fo:break-before="auto" style:column-width="47.96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number-columns-repeated="15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>
            <text:p>Date: 20230317</text:p>
          </table:table-cell>
          <table:table-cell table:style-name="ce2" table:number-columns-repeated="6"/>
          <table:table-cell table:style-name="ce2" office:value-type="string" calcext:value-type="string">
            <text:p>Unit: Seconds</text:p>
          </table:table-cell>
          <table:table-cell table:style-name="ce2" table:number-columns-repeated="2"/>
          <table:table-cell table:style-name="ce5" table:number-columns-repeated="2"/>
          <table:table-cell/>
          <table:table-cell table:style-name="ce4" office:value-type="string" calcext:value-type="string">
            <text:p><text:span text:style-name="T1">Note:</text:span><text:span text:style-name="T2"> Jobs run order of magnitude more slowly if nodes are oversubscribed</text:span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GROMACS ALGORITHM</text:p>
          </table:table-cell>
          <table:table-cell table:style-name="ce2" office:value-type="string" calcext:value-type="string">
            <text:p>PARALLELIZATION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TASKS</text:p>
          </table:table-cell>
          <table:table-cell table:style-name="ce2"/>
          <table:table-cell table:style-name="ce2" office:value-type="string" calcext:value-type="string">
            <text:p>RUNTIME:1</text:p>
          </table:table-cell>
          <table:table-cell table:style-name="ce2" office:value-type="string" calcext:value-type="string">
            <text:p>RUNTIME:2</text:p>
          </table:table-cell>
          <table:table-cell table:style-name="ce2" office:value-type="string" calcext:value-type="string">
            <text:p>RUNTIME:3</text:p>
          </table:table-cell>
          <table:table-cell table:style-name="ce2"/>
          <table:table-cell table:style-name="ce6" office:value-type="string" calcext:value-type="string">
            <text:p>AVG</text:p>
          </table:table-cell>
          <table:table-cell table:style-name="ce6" office:value-type="string" calcext:value-type="string">
            <text:p>STD/AVG %</text:p>
          </table:table-cell>
          <table:table-cell/>
          <table:table-cell table:style-name="ce4" office:value-type="string" calcext:value-type="string">
            <text:p><text:span text:style-name="T1">Conclusion</text:span><text:span text:style-name="T2">: On KUHPCHN, MPI is always faster than openmp</text:span>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4" office:value-type="string" calcext:value-type="string">
            <text:p><text:span text:style-name="T1">Conclusion</text:span><text:span text:style-name="T2">: On BUParamShavak, MPI is slightly faster than openmp for dynamics, but slightly slower for EM</text:span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KUHPCHN</text:p>
          </table:table-cell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4];&quot;-&quot;;[.C4])" office:value-type="string" office:string-value="EM-Openmp" calcext:value-type="string">
            <text:p>EM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3.47" calcext:value-type="float">
            <text:p>13.47</text:p>
          </table:table-cell>
          <table:table-cell table:style-name="ce4" office:value-type="float" office:value="13.28" calcext:value-type="float">
            <text:p>13.28</text:p>
          </table:table-cell>
          <table:table-cell table:style-name="ce4" office:value-type="float" office:value="13.69" calcext:value-type="float">
            <text:p>13.69</text:p>
          </table:table-cell>
          <table:table-cell/>
          <table:table-cell table:style-name="ce5" table:formula="of:=AVERAGE([.G4:.I4])" office:value-type="float" office:value="13.48" calcext:value-type="float">
            <text:p>13.48</text:p>
          </table:table-cell>
          <table:table-cell table:style-name="ce5" table:formula="of:=100 * STDEV([.G4:.I4])/[.K4]" office:value-type="float" office:value="1.5221279323949" calcext:value-type="float">
            <text:p>1.52</text:p>
          </table:table-cell>
          <table:table-cell/>
          <table:table-cell table:style-name="ce4" office:value-type="string" calcext:value-type="string">
            <text:p><text:span text:style-name="T1">Conclusion</text:span><text:span text:style-name="T2">: When not oversubscribed, KUHPCHN is faster than BUParamShavak by a significant margin</text:span>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5];&quot;-&quot;;[.C5])" office:value-type="string" office:string-value="EM-MPI" calcext:value-type="string">
            <text:p>EM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9.24" calcext:value-type="float">
            <text:p>9.24</text:p>
          </table:table-cell>
          <table:table-cell table:style-name="ce4" office:value-type="float" office:value="10.83" calcext:value-type="float">
            <text:p>10.83</text:p>
          </table:table-cell>
          <table:table-cell table:style-name="ce4" office:value-type="float" office:value="9.86" calcext:value-type="float">
            <text:p>9.86</text:p>
          </table:table-cell>
          <table:table-cell/>
          <table:table-cell table:style-name="ce5" table:formula="of:=AVERAGE([.G5:.I5])" office:value-type="float" office:value="9.97666666666667" calcext:value-type="float">
            <text:p>9.98</text:p>
          </table:table-cell>
          <table:table-cell table:style-name="ce5" table:formula="of:=100 * STDEV([.G5:.I5])/[.K5]" office:value-type="float" office:value="8.03268911861871" calcext:value-type="float">
            <text:p>8.0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7];&quot;-&quot;;[.C7])" office:value-type="string" office:string-value="NVT-Openmp" calcext:value-type="string">
            <text:p>NV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65.59" calcext:value-type="float">
            <text:p>165.59</text:p>
          </table:table-cell>
          <table:table-cell table:style-name="ce4" office:value-type="float" office:value="167.97" calcext:value-type="float">
            <text:p>167.97</text:p>
          </table:table-cell>
          <table:table-cell table:style-name="ce4" office:value-type="float" office:value="163.79" calcext:value-type="float">
            <text:p>163.79</text:p>
          </table:table-cell>
          <table:table-cell/>
          <table:table-cell table:style-name="ce5" table:formula="of:=AVERAGE([.G7:.I7])" office:value-type="float" office:value="165.783333333333" calcext:value-type="float">
            <text:p>165.78</text:p>
          </table:table-cell>
          <table:table-cell table:style-name="ce5" table:formula="of:=100 * STDEV([.G7:.I7])/[.K7]" office:value-type="float" office:value="1.26472050663995" calcext:value-type="float">
            <text:p>1.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8];&quot;-&quot;;[.C8])" office:value-type="string" office:string-value="NVT-MPI" calcext:value-type="string">
            <text:p>NV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number-columns-repeated="2" table:style-name="ce4" office:value-type="float" office:value="91.95" calcext:value-type="float">
            <text:p>91.95</text:p>
          </table:table-cell>
          <table:table-cell table:style-name="ce4" office:value-type="float" office:value="91.91" calcext:value-type="float">
            <text:p>91.91</text:p>
          </table:table-cell>
          <table:table-cell/>
          <table:table-cell table:style-name="ce5" table:formula="of:=AVERAGE([.G8:.I8])" office:value-type="float" office:value="91.9366666666667" calcext:value-type="float">
            <text:p>91.94</text:p>
          </table:table-cell>
          <table:table-cell table:style-name="ce5" table:formula="of:=100 * STDEV([.G8:.I8])/[.K8]" office:value-type="float" office:value="0.0251194780112273" calcext:value-type="float">
            <text:p>0.0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10];&quot;-&quot;;[.C10])" office:value-type="string" office:string-value="NPT-Openmp" calcext:value-type="string">
            <text:p>NP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307.9" calcext:value-type="float">
            <text:p>307.9</text:p>
          </table:table-cell>
          <table:table-cell table:style-name="ce4" office:value-type="float" office:value="285.51" calcext:value-type="float">
            <text:p>285.51</text:p>
          </table:table-cell>
          <table:table-cell table:style-name="ce4" office:value-type="float" office:value="261.66" calcext:value-type="float">
            <text:p>261.66</text:p>
          </table:table-cell>
          <table:table-cell/>
          <table:table-cell table:style-name="ce5" table:formula="of:=AVERAGE([.G10:.I10])" office:value-type="float" office:value="285.023333333333" calcext:value-type="float">
            <text:p>285.02</text:p>
          </table:table-cell>
          <table:table-cell table:style-name="ce5" table:formula="of:=100 * STDEV([.G10:.I10])/[.K10]" office:value-type="float" office:value="8.11296428323843" calcext:value-type="float">
            <text:p>8.11</text:p>
          </table:table-cell>
          <table:table-cell table:style-name="ce7" office:value-type="string" calcext:value-type="string">
            <text:p>Oversubscribed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11];&quot;-&quot;;[.C11])" office:value-type="string" office:string-value="NPT-MPI" calcext:value-type="string">
            <text:p>NP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216.65" calcext:value-type="float">
            <text:p>216.65</text:p>
          </table:table-cell>
          <table:table-cell table:style-name="ce4" office:value-type="float" office:value="206.85" calcext:value-type="float">
            <text:p>206.85</text:p>
          </table:table-cell>
          <table:table-cell table:style-name="ce4" office:value-type="float" office:value="201.57" calcext:value-type="float">
            <text:p>201.57</text:p>
          </table:table-cell>
          <table:table-cell/>
          <table:table-cell table:style-name="ce5" table:formula="of:=AVERAGE([.G11:.I11])" office:value-type="float" office:value="208.356666666667" calcext:value-type="float">
            <text:p>208.36</text:p>
          </table:table-cell>
          <table:table-cell table:style-name="ce5" table:formula="of:=100 * STDEV([.G11:.I11])/[.K11]" office:value-type="float" office:value="3.67258095516124" calcext:value-type="float">
            <text:p>3.67</text:p>
          </table:table-cell>
          <table:table-cell table:style-name="ce7" office:value-type="string" calcext:value-type="string">
            <text:p>Oversubscribe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DRUN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13];&quot;-&quot;;[.C13])" office:value-type="string" office:string-value="MDRUN-Openmp" calcext:value-type="string">
            <text:p>MDRUN-Openmp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DRUN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14];&quot;-&quot;;[.C14])" office:value-type="string" office:string-value="MDRUN-MPI" calcext:value-type="string">
            <text:p>MDRUN-MPI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 table:number-rows-repeated="3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BUParamShavak</text:p>
          </table:table-cell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18];&quot;-&quot;;[.C18])" office:value-type="string" office:string-value="EM-Openmp" calcext:value-type="string">
            <text:p>EM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8.53" calcext:value-type="float">
            <text:p>8.53</text:p>
          </table:table-cell>
          <table:table-cell/>
          <table:table-cell table:style-name="ce5" table:formula="of:=AVERAGE([.G18:.I18])" office:value-type="float" office:value="8.78" calcext:value-type="float">
            <text:p>8.78</text:p>
          </table:table-cell>
          <table:table-cell table:style-name="ce5" table:formula="of:=100 * STDEV([.G18:.I18])/[.K18]" office:value-type="float" office:value="3.24351500362145" calcext:value-type="float">
            <text:p>3.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EM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19];&quot;-&quot;;[.C19])" office:value-type="string" office:string-value="EM-MPI" calcext:value-type="string">
            <text:p>EM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10.47" calcext:value-type="float">
            <text:p>10.47</text:p>
          </table:table-cell>
          <table:table-cell/>
          <table:table-cell table:style-name="ce5" table:formula="of:=AVERAGE([.G19:.I19])" office:value-type="float" office:value="10.52" calcext:value-type="float">
            <text:p>10.52</text:p>
          </table:table-cell>
          <table:table-cell table:style-name="ce5" table:formula="of:=100 * STDEV([.G19:.I19])/[.K19]" office:value-type="float" office:value="2.45865345178281" calcext:value-type="float">
            <text:p>2.4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21];&quot;-&quot;;[.C21])" office:value-type="string" office:string-value="NVT-Openmp" calcext:value-type="string">
            <text:p>NV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75.71" calcext:value-type="float">
            <text:p>175.71</text:p>
          </table:table-cell>
          <table:table-cell table:style-name="ce4" office:value-type="float" office:value="173.48" calcext:value-type="float">
            <text:p>173.48</text:p>
          </table:table-cell>
          <table:table-cell table:style-name="ce4" office:value-type="float" office:value="175.2" calcext:value-type="float">
            <text:p>175.2</text:p>
          </table:table-cell>
          <table:table-cell/>
          <table:table-cell table:style-name="ce5" table:formula="of:=AVERAGE([.G21:.I21])" office:value-type="float" office:value="174.796666666667" calcext:value-type="float">
            <text:p>174.80</text:p>
          </table:table-cell>
          <table:table-cell table:style-name="ce5" table:formula="of:=100 * STDEV([.G21:.I21])/[.K21]" office:value-type="float" office:value="0.668452104961577" calcext:value-type="float">
            <text:p>0.6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22];&quot;-&quot;;[.C22])" office:value-type="string" office:string-value="NVT-MPI" calcext:value-type="string">
            <text:p>NV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63.26" calcext:value-type="float">
            <text:p>163.26</text:p>
          </table:table-cell>
          <table:table-cell table:style-name="ce4" office:value-type="float" office:value="166.16" calcext:value-type="float">
            <text:p>166.16</text:p>
          </table:table-cell>
          <table:table-cell table:style-name="ce4" office:value-type="float" office:value="165.07" calcext:value-type="float">
            <text:p>165.07</text:p>
          </table:table-cell>
          <table:table-cell/>
          <table:table-cell table:style-name="ce5" table:formula="of:=AVERAGE([.G22:.I22])" office:value-type="float" office:value="164.83" calcext:value-type="float">
            <text:p>164.83</text:p>
          </table:table-cell>
          <table:table-cell table:style-name="ce5" table:formula="of:=100 * STDEV([.G22:.I22])/[.K22]" office:value-type="float" office:value="0.888685802435044" calcext:value-type="float">
            <text:p>0.8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24];&quot;-&quot;;[.C24])" office:value-type="string" office:string-value="NPT-Openmp" calcext:value-type="string">
            <text:p>NPT-Openmp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80.76" calcext:value-type="float">
            <text:p>180.76</text:p>
          </table:table-cell>
          <table:table-cell table:style-name="ce4" office:value-type="float" office:value="178.11" calcext:value-type="float">
            <text:p>178.11</text:p>
          </table:table-cell>
          <table:table-cell table:style-name="ce4" office:value-type="float" office:value="179.2" calcext:value-type="float">
            <text:p>179.2</text:p>
          </table:table-cell>
          <table:table-cell/>
          <table:table-cell table:style-name="ce5" table:formula="of:=AVERAGE([.G24:.I24])" office:value-type="float" office:value="179.356666666667" calcext:value-type="float">
            <text:p>179.36</text:p>
          </table:table-cell>
          <table:table-cell table:style-name="ce5" table:formula="of:=100 * STDEV([.G24:.I24])/[.K24]" office:value-type="float" office:value="0.742614395806563" calcext:value-type="float">
            <text:p>0.7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25];&quot;-&quot;;[.C25])" office:value-type="string" office:string-value="NPT-MPI" calcext:value-type="string">
            <text:p>NPT-MPI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4" office:value-type="float" office:value="169.77" calcext:value-type="float">
            <text:p>169.77</text:p>
          </table:table-cell>
          <table:table-cell table:style-name="ce4" office:value-type="float" office:value="167.69" calcext:value-type="float">
            <text:p>167.69</text:p>
          </table:table-cell>
          <table:table-cell table:style-name="ce4" office:value-type="float" office:value="168.82" calcext:value-type="float">
            <text:p>168.82</text:p>
          </table:table-cell>
          <table:table-cell/>
          <table:table-cell table:style-name="ce5" table:formula="of:=AVERAGE([.G25:.I25])" office:value-type="float" office:value="168.76" calcext:value-type="float">
            <text:p>168.76</text:p>
          </table:table-cell>
          <table:table-cell table:style-name="ce5" table:formula="of:=100 * STDEV([.G25:.I25])/[.K25]" office:value-type="float" office:value="0.617028482954907" calcext:value-type="float">
            <text:p>0.6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DRUN</text:p>
          </table:table-cell>
          <table:table-cell table:style-name="ce3" office:value-type="string" calcext:value-type="string">
            <text:p>Openmp</text:p>
          </table:table-cell>
          <table:table-cell table:style-name="ce3" table:formula="of:=CONCATENATE([.B27];&quot;-&quot;;[.C27])" office:value-type="string" office:string-value="MDRUN-Openmp" calcext:value-type="string">
            <text:p>MDRUN-Openmp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MDRUN</text:p>
          </table:table-cell>
          <table:table-cell table:style-name="ce3" office:value-type="string" calcext:value-type="string">
            <text:p>MPI</text:p>
          </table:table-cell>
          <table:table-cell table:style-name="ce3" table:formula="of:=CONCATENATE([.B28];&quot;-&quot;;[.C28])" office:value-type="string" office:string-value="MDRUN-MPI" calcext:value-type="string">
            <text:p>MDRUN-MPI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6"/>
          <table:table-cell>
            <draw:frame table:end-cell-address="Sheet1.T65" table:end-x="24.15pt" table:end-y="8.25pt" draw:z-index="0" draw:name="Chart 1" draw:style-name="gr1" draw:text-style-name="P1" svg:width="738.71pt" svg:height="455.98pt" svg:x="0.28pt" svg:y="11.25pt">
              <draw:object draw:notify-on-update-of-ranges="Sheet1.D4:Sheet1.D11 Sheet1.D18:Sheet1.D25 Sheet1.K4:Sheet1.K11 Sheet1.K18:Sheet1.K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5" table:number-columns-repeated="2"/>
          <table:table-cell table:number-columns-repeated="1012"/>
        </table:table-row>
        <table:table-row table:style-name="ro1" table:number-rows-repeated="97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6d9eeb"/>
    </style:style>
    <style:style style:name="ch11" style:family="chart">
      <style:chart-properties chart:solid-type="cuboid"/>
      <style:graphic-properties draw:fill-color="#0000ff"/>
    </style:style>
    <style:style style:name="ch12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6.061cm" svg:height="16.087cm" xlink:href=".." xlink:type="simple" chart:class="chart:bar" chart:style-name="ch1">
        <chart:legend chart:legend-position="top" svg:x="6.656cm" svg:y="0.185cm" style:legend-expansion="wide" chart:style-name="ch2"/>
        <chart:plot-area chart:style-name="ch3" table:cell-range-address="Sheet1.D4:Sheet1.D11 Sheet1.D18:Sheet1.D25 Sheet1.K4:Sheet1.K11 Sheet1.K18:Sheet1.K25" chart:data-source-has-labels="both" svg:x="1.581cm" svg:y="1.104cm" svg:width="23.959cm" svg:height="13.632cm">
          <chartooo:coordinate-region svg:x="3.772cm" svg:y="1.104cm" svg:width="21.488cm" svg:height="13.135cm"/>
          <chart:axis chart:dimension="x" chart:name="primary-x" chart:style-name="ch4" chartooo:axis-type="text">
            <chart:title svg:x="0.451cm" svg:y="10.061cm" chart:style-name="ch5">
              <text:p>GROMACS ALGORITHMS</text:p>
            </chart:title>
            <chart:categories table:cell-range-address="Sheet1.D4:Sheet1.D11"/>
          </chart:axis>
          <chart:axis chart:dimension="y" chart:name="primary-y" chart:style-name="ch6">
            <chart:title svg:x="10.876cm" svg:y="15.058cm" chart:style-name="ch7">
              <text:p>Runtime (seconds, lower is faster)</text:p>
            </chart:title>
            <chart:grid chart:style-name="ch8" chart:class="major"/>
          </chart:axis>
          <chart:series chart:style-name="ch9" chart:values-cell-range-address="Sheet1.D18:Sheet1.D25" loext:label-string="&quot;KUHPCHN (dark blue means oversubscribed)&quot;" chart:class="chart:bar">
            <chart:data-point chart:style-name="ch10" chart:repeated="4"/>
            <chart:data-point chart:style-name="ch11" chart:repeated="2"/>
            <chart:data-point chart:repeated="2"/>
          </chart:series>
          <chart:series chart:style-name="ch12" chart:values-cell-range-address="Sheet1.K4:Sheet1.K11" loext:label-string="&quot;BUParamShavak&quot;" chart:class="chart:bar">
            <chart:data-point chart:repeated="8"/>
          </chart:series>
          <chart:series chart:style-name="ch13" chart:values-cell-range-address="Sheet1.K18:Sheet1.K25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UHPCHN (dark blue means oversubscribed)</text:p>
              </table:table-cell>
              <table:table-cell office:value-type="string">
                <text:p>BUParamShava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EM-Openmp</text:p>
                <draw:g>
                  <svg:desc>Sheet1.D4:Sheet1.D11</svg:desc>
                </draw:g>
              </table:table-cell>
              <table:table-cell office:value-type="float" office:value="NaN">
                <text:p>NaN</text:p>
                <draw:g>
                  <svg:desc>Sheet1.D18:Sheet1.D25</svg:desc>
                </draw:g>
              </table:table-cell>
              <table:table-cell office:value-type="float" office:value="13.48">
                <text:p>13.48</text:p>
                <draw:g>
                  <svg:desc>Sheet1.K4:Sheet1.K11</svg:desc>
                </draw:g>
              </table:table-cell>
              <table:table-cell office:value-type="float" office:value="8.78">
                <text:p>8.78</text:p>
                <draw:g>
                  <svg:desc>Sheet1.K18:Sheet1.K25</svg:desc>
                </draw:g>
              </table:table-cell>
            </table:table-row>
            <table:table-row>
              <table:table-cell office:value-type="string">
                <text:p>EM-MPI</text:p>
              </table:table-cell>
              <table:table-cell office:value-type="float" office:value="NaN">
                <text:p>NaN</text:p>
              </table:table-cell>
              <table:table-cell office:value-type="float" office:value="9.97666666666667">
                <text:p>9.97666666666667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VT-Openmp</text:p>
              </table:table-cell>
              <table:table-cell office:value-type="float" office:value="NaN">
                <text:p>NaN</text:p>
              </table:table-cell>
              <table:table-cell office:value-type="float" office:value="165.783333333333">
                <text:p>165.783333333333</text:p>
              </table:table-cell>
              <table:table-cell office:value-type="float" office:value="174.796666666667">
                <text:p>174.796666666667</text:p>
              </table:table-cell>
            </table:table-row>
            <table:table-row>
              <table:table-cell office:value-type="string">
                <text:p>NVT-MPI</text:p>
              </table:table-cell>
              <table:table-cell office:value-type="float" office:value="NaN">
                <text:p>NaN</text:p>
              </table:table-cell>
              <table:table-cell office:value-type="float" office:value="91.9366666666667">
                <text:p>91.9366666666667</text:p>
              </table:table-cell>
              <table:table-cell office:value-type="float" office:value="164.83">
                <text:p>164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PT-Openmp</text:p>
              </table:table-cell>
              <table:table-cell office:value-type="float" office:value="NaN">
                <text:p>NaN</text:p>
              </table:table-cell>
              <table:table-cell office:value-type="float" office:value="285.023333333333">
                <text:p>285.023333333333</text:p>
              </table:table-cell>
              <table:table-cell office:value-type="float" office:value="179.356666666667">
                <text:p>179.356666666667</text:p>
              </table:table-cell>
            </table:table-row>
            <table:table-row>
              <table:table-cell office:value-type="string">
                <text:p>NPT-MPI</text:p>
              </table:table-cell>
              <table:table-cell office:value-type="float" office:value="NaN">
                <text:p>NaN</text:p>
              </table:table-cell>
              <table:table-cell office:value-type="float" office:value="208.356666666667">
                <text:p>208.356666666667</text:p>
              </table:table-cell>
              <table:table-cell office:value-type="float" office:value="168.76">
                <text:p>168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